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fo:line-height="150%"/>
    </style:style>
    <style:style style:name="P2" style:family="paragraph" style:parent-style-name="Standard">
      <style:paragraph-properties fo:margin-top="0cm" fo:margin-bottom="0cm" fo:line-height="150%" fo:text-align="justify" style:justify-single-word="false"/>
    </style:style>
    <style:style style:name="P3" style:family="paragraph" style:parent-style-name="Standard">
      <style:paragraph-properties fo:margin-top="0cm" fo:margin-bottom="0cm" fo:line-height="150%" fo:text-align="justify" style:justify-single-word="false"/>
      <style:text-properties style:font-name="Times New Roman" fo:font-size="12pt" style:font-size-asian="12pt" style:font-name-complex="Times New Roman1" style:font-size-complex="12pt"/>
    </style:style>
    <style:style style:name="P4" style:family="paragraph" style:parent-style-name="Text_20_body">
      <style:paragraph-properties fo:margin-top="0cm" fo:margin-bottom="0cm" fo:line-height="150%"/>
    </style:style>
    <style:style style:name="P5" style:family="paragraph" style:parent-style-name="Text_20_body">
      <style:paragraph-properties fo:margin-top="0cm" fo:margin-bottom="0cm" fo:line-height="150%"/>
      <style:text-properties style:font-name="Times New Roman" style:font-size-complex="12pt"/>
    </style:style>
    <style:style style:name="P6" style:family="paragraph" style:parent-style-name="Text_20_body" style:master-page-name="Standard">
      <style:paragraph-properties fo:margin-top="0cm" fo:margin-bottom="0cm" fo:line-height="150%" style:page-number="auto"/>
    </style:style>
    <style:style style:name="T1" style:family="text">
      <style:text-properties style:font-name="Times New Roman" style:font-size-complex="12pt"/>
    </style:style>
    <style:style style:name="T2" style:family="text">
      <style:text-properties style:font-name="Times New Roman" fo:language="en" fo:country="GB" style:font-size-complex="12pt"/>
    </style:style>
    <style:style style:name="T3" style:family="text">
      <style:text-properties style:font-name="Times New Roman" fo:font-style="italic" style:font-style-asian="italic" style:font-size-complex="12pt"/>
    </style:style>
    <style:style style:name="T4" style:family="text">
      <style:text-properties style:font-name="Times New Roman" fo:font-size="12pt"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Copyeditor : Mathilde Nicolas. </text:span></text:p>
      <text:p text:style-name="P4"><text:span text:style-name="T2">Creator: Le Normand Jacques I</text:span></text:p>
      <text:p text:style-name="P4"><text:span text:style-name="T1">Title: Marché de fourniture de bois entre Antoine Petit, maître charpentier, et Charles de Vigarany, entrepreneur des ballets du roi, pour le théâtre des Plaisirs de l'Île enchantée à Versailles.</text:span></text:p>
      <text:p text:style-name="P4"><text:span text:style-name="T1">Date: 1664/03/20. </text:span></text:p>
      <text:p text:style-name="P4"><text:span text:style-name="T1">Bibl: Le Normand Jacques I, </text:span><text:span text:style-name="T3">Marché de fourniture de bois entre Antoine Petit, maître charpentier, et Charles de Vigarany, entrepreneur des ballets du roi, pour le théâtre des Plaisirs de l'Île enchantée à Versailles, </text:span><text:span text:style-name="T1">1664.</text:span></text:p>
      <text:p text:style-name="P5"/>
      <text:p text:style-name="P5"/>
      <text:p text:style-name="P4"><text:span text:style-name="T1">386</text:span></text:p>
      <text:p text:style-name="P2"><text:span text:style-name="T4">Fut present Anthoine Petit, maistre charpentier à Paris, demeurant rue Saincte-Anne, parroisse Sainct-Roch, lequel a faict marché, promis et promect à Maistre Charles de Vigarany, gentilhomme modenois, demeurant dans les galleryes du Louvre, parroisse Sainct-Germainl'Auxerrois, à ce present et acceptant, de luy fournir et livrer à Versailles quinze jours après l'ordre que ledict sieur Vigarany luy aura donné, les bois cy-après declarés, iceux faconnez et possez. Premierement, vingt-huict pieces de bois, scavoir quatre de vingt-sept pieds de long sur cinq à sept poulces d'espoisseur, quatre autres de vingt-cinq pieds de long, le tout de bois de chesne, quatre de vingt-trois pieds de long sur cinq à sept poulces d'espoisseur, quatre de vingt-un de long aussy sur cinq à sept pouces d'espoisseur, quatre de semblable longueur et espoisseur, le tout de bois de sapin, douze solives de cinq à sept poulces d'espoisseur et de dix-huict pieds de long, deux solives de vingt-deux pieds de pareille espoisseur que les douze susdictes, huict autres solives de vingt-deux pieds pour les chassis, unze solives de seize pieds pour les potteaux et dehors et pour la piece du millieu, quatorze solives de seize pieds pour les potteaux des coulices, douze autres solives pour les poteaux du reste du theatre, le tout de bois de sapin et aussy de pareille espoisseur que susdict, douze premieres solives, soixante planches de bastau de dix-huict pieds de long pour toutes les escharpes du theatre, pour faire le pont de derriere et aux deux de devant et pour les quatre rochers. Fournira aussy ledict Petit ainsy que dessus est dit douze solives pour le pont de derriere, cinq autres solives pour les six traiteaux, trente-deux solives pour les ponts de devant, vingt-huict solives pour les petits rochers, le tout de bois de sapin de pareille grosseur que celles cy- </text:span></text:p>
      <text:p text:style-name="P3"/>
      <text:p text:style-name="P2"><text:soft-page-break/><text:span text:style-name="T4">387</text:span></text:p>
      <text:p text:style-name="P2"><text:span text:style-name="T4">dessus et des longueurs convenables et cent vingt-trois planches de basteau de dix-huict pieds de long; tout ledict bois cy-dessus declaré bon, loyal et marchand, bien faconné et possé, comme dict est. Ce present marché ainsy faict moyennant la somme de quinze cens livres tournois sur laquelle ledict Petit a confessé avoir eu et receu dudict sieur Vigarany la somme de cinq cens livres tournois dont etc quictant etc, et pour les mil livres restans ledict sieur Vigarany a promis et promect les payer audict Petit ou au porteur au fur et à mesure que ledict bois se fassonnera et posera, auquel bois ledict Petit promect aussy faire tous les trous et chevilles necessaires, lesquels bois cy-dessus ledict sieur Vigarany sera tenu de faire à ses frais et despens conduire de cette ville audict Versailles, comme ladicte voiture n'estant comprise au present marché. Promectant etc, obligeant chacun en droit soy. Renonceant etc. </text:span></text:p>
      <text:p text:style-name="P3"/>
      <text:p text:style-name="P2"><text:span text:style-name="T4">Faict et passé à Paris ausdictes galleryes du Louvre, l'an mil six cens soixante et quatre le vingtiesme jour de mars et ont signé </text:span></text:p>
      <text:p text:style-name="P1"><text:span text:style-name="T4">VIGARANY <text:tab/><text:tab/><text:tab/><text:tab/><text:tab/><text:tab/>A. PETIT </text:span></text:p>
      <text:p text:style-name="P1"><text:span text:style-name="T4">CHUPPIN (notaire)<text:tab/><text:tab/><text:tab/><text:tab/><text:tab/>LENORMAND (notaire)</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15cm" fo:margin-bottom="0.15cm" fo:line-height="115%" fo:text-align="justify" style:justify-single-word="false"/>
      <style:text-properties style:font-name="Times" fo:font-size="12pt" style:font-name-asian="Times1" style:font-size-asian="12pt" style:language-asian="fr" style:country-asian="FR" style:font-name-complex="Times New Roman1"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style:style style:name="Corps_20_de_20_texte_20_Car" style:display-name="Corps de texte Car" style:family="text" style:parent-style-name="Default_20_Paragraph_20_Font">
      <style:text-properties style:font-name="Times" fo:font-size="12pt" style:font-name-asian="Times1" style:font-size-asian="12pt" style:language-asian="fr" style:country-asian="FR" style:font-name-complex="Times New Roman1"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 User</meta:initial-creator>
    <dc:creator>Windows User</dc:creator>
    <meta:editing-cycles>2</meta:editing-cycles>
    <meta:creation-date>2020-03-28T13:23:00</meta:creation-date>
    <dc:date>2020-03-28T13:43:00</dc:date>
    <meta:editing-duration>PT20S</meta:editing-duration>
    <meta:generator>OpenOffice/4.1.6$Win32 OpenOffice.org_project/416m1$Build-9790</meta:generator>
    <meta:document-statistic meta:table-count="0" meta:image-count="0" meta:object-count="0" meta:page-count="2" meta:paragraph-count="12" meta:word-count="560" meta:character-count="348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